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122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11.8 tuntia" calcext:value-type="string">
            <text:p>11.8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ja expressin saisi toimimaan halutulla tavalla, tein muutaman tutoriaalin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ovutin hienomman reactin suhteen ja päädyin käyttämään express-react-viewsi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3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12.8 tuntia" calcext:value-type="string">
            <text:p>12.8 tuntia</text:p>
          </table:table-cell>
          <table:table-cell table:style-name="ce1" table:number-columns-repeated="1022"/>
        </table:table-row>
        <table:table-row table:style-name="ro1">
          <table:table-cell table:style-name="ce3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miten reactissa on tapana muokata visuaalista ilmet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ulkonäköä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visi mitä tarkoittaa express-react-viewsin ‘It renders static markup and does not support mounting those views on the client.’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hdoin express-react-engine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react-enginekään ei toiminut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float" office:value="25.5" calcext:value-type="float">
            <text:p>25.5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Default" office:value-type="string" calcext:value-type="string">
            <text:p>Säädin sivun toimivaksi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21:38:14.783590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5T22:20:54.457472557</dc:date>
    <meta:editing-duration>PT10H46M50S</meta:editing-duration>
    <meta:editing-cycles>76</meta:editing-cycles>
    <meta:document-statistic meta:table-count="2" meta:cell-count="106" meta:object-count="0"/>
  </office:meta>
</office:document-meta>
</file>